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6.538cm" fo:margin-left="-0.245cm" fo:margin-right="0.007cm" table:align="margins"/>
    </style:style>
    <style:style style:name="Table1.A" style:family="table-column">
      <style:table-column-properties style:column-width="1.984cm" style:rel-column-width="4900*"/>
    </style:style>
    <style:style style:name="Table1.B" style:family="table-column">
      <style:table-column-properties style:column-width="24.553cm" style:rel-column-width="60635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ant-2-4-t-zalt" style:family="table">
      <style:table-properties style:width="26.935cm" fo:margin-left="-0.272cm" fo:margin-right="-0.363cm" table:align="margins"/>
    </style:style>
    <style:style style:name="ant-2-4-t-zalt.A" style:family="table-column">
      <style:table-column-properties style:column-width="1.984cm" style:rel-column-width="4828*"/>
    </style:style>
    <style:style style:name="ant-2-4-t-zalt.B" style:family="table-column">
      <style:table-column-properties style:column-width="13.52cm" style:rel-column-width="32896*"/>
    </style:style>
    <style:style style:name="ant-2-4-t-zalt.C" style:family="table-column">
      <style:table-column-properties style:column-width="11.43cm" style:rel-column-width="27811*"/>
    </style:style>
    <style:style style:name="ant-2-4-t-zalt.A1" style:family="table-cell">
      <style:table-cell-properties fo:padding="0.097cm" fo:border-left="none" fo:border-right="none" fo:border-top="none" fo:border-bottom="0.002cm solid #000000"/>
    </style:style>
    <style:style style:name="ant-2-4-t-zalt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 style:list-style-name="L1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Príloha: Antifóny k chválospevom vešpier 2. a 4. týždňa žaltára (tabuľky)</text:h>
      <text:p text:style-name="Text_20_body">Pre nedeľu, štvrtok a piatok sú latinské aj slovenské antifóny zhodné pre 2. a 4. týždeň žaltára, preto ich v tabuľkách neuvádzame.</text:p>
      <text:h text:style-name="Heading_20_3" text:outline-level="3">Latinské druhé typické vydanie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ň</text:p>
          </table:table-cell>
          <table:table-cell table:style-name="Table1.B1" office:value-type="string">
            <text:p text:style-name="P2">zhodne 2. aj 4. týždeň žaltára</text:p>
          </table:table-cell>
        </table:table-row>
        <table:table-row>
          <table:table-cell table:style-name="Table1.A1" office:value-type="string">
            <text:p text:style-name="Table_20_Contents">pondelok</text:p>
          </table:table-cell>
          <table:table-cell table:style-name="Table1.B1" office:value-type="string">
            <text:p text:style-name="Table_20_Contents">Propósuit Deus in plenitúdine témporum instauráre ómnia in Christo.</text:p>
            <text:p text:style-name="P3">I, 687-688; II, 1013-1014. 1213-1214; III, 756-757. 1017-1018; IV, 706-707. 967-968</text:p>
          </table:table-cell>
        </table:table-row>
        <table:table-row>
          <table:table-cell table:style-name="Table1.A1" office:value-type="string">
            <text:p text:style-name="Table_20_Contents">utorok</text:p>
          </table:table-cell>
          <table:table-cell table:style-name="Table1.B1" office:value-type="string">
            <text:p text:style-name="Table_20_Contents">Dignus est Agnus, qui occísus est, accípere glóriam et honórem. <text:span text:style-name="T3">[zv. I a II uvádzajú v antifóne čiarky, zv. III a IV neuvádzajú; text je rovnaký]</text:span></text:p>
            <text:p text:style-name="P3">I, 700; II, 1028-1029. 1227; III, 775. 1035-1036; IV, 725. 985-986</text:p>
          </table:table-cell>
        </table:table-row>
        <table:table-row>
          <table:table-cell table:style-name="Table1.A1" office:value-type="string">
            <text:p text:style-name="Table_20_Contents">streda</text:p>
          </table:table-cell>
          <table:table-cell table:style-name="Table1.B1" office:value-type="string">
            <text:p text:style-name="Table_20_Contents">In ipso sóndita sunt univérsa, et ómnia in ipso constant.</text:p>
            <text:p text:style-name="P3">I, 713-614; II, 1044-1045. 1239-1240; III, 794-795. 1053-1054; IV, 744-745. 1003-1004</text:p>
          </table:table-cell>
        </table:table-row>
      </table:table>
      <text:h text:style-name="Heading_20_3" text:outline-level="3">Slovenský preklad LH:</text:h>
      <table:table table:name="ant-2-4-t-zalt" table:style-name="ant-2-4-t-zalt">
        <table:table-column table:style-name="ant-2-4-t-zalt.A"/>
        <table:table-column table:style-name="ant-2-4-t-zalt.B"/>
        <table:table-column table:style-name="ant-2-4-t-zalt.C"/>
        <table:table-row>
          <table:table-cell table:style-name="ant-2-4-t-zalt.A1" office:value-type="string">
            <text:p text:style-name="P2">deň</text:p>
          </table:table-cell>
          <table:table-cell table:style-name="ant-2-4-t-zalt.B1" office:value-type="string">
            <text:p text:style-name="P2">2. týždeň žaltára</text:p>
          </table:table-cell>
          <table:table-cell table:style-name="ant-2-4-t-zalt.B1" office:value-type="string">
            <text:p text:style-name="P2">4. týždeň žaltára</text:p>
          </table:table-cell>
        </table:table-row>
        <table:table-row>
          <table:table-cell table:style-name="ant-2-4-t-zalt.A1" office:value-type="string">
            <text:p text:style-name="Table_20_Contents">pondelok</text:p>
          </table:table-cell>
          <table:table-cell table:style-name="ant-2-4-t-zalt.B1" office:value-type="string">
            <text:p text:style-name="Table_20_Contents">Boh si predsavzal zjednotiť v Kristovi ako v hlave všetko v plnosti času.</text:p>
            <text:p text:style-name="P3">I, 696-697; II, 1194-1195; III, 875-876; IV, 817-818</text:p>
          </table:table-cell>
          <table:table-cell table:style-name="ant-2-4-t-zalt.B1" office:value-type="string">
            <text:p text:style-name="P1">Boh si predsavzal obnoviť v plnosti času všetko v Kristovi.</text:p>
            <text:p text:style-name="P3">II, 1431-1432; III, 1193-1194; IV, 1135-1136</text:p>
          </table:table-cell>
        </table:table-row>
        <table:table-row>
          <table:table-cell table:style-name="ant-2-4-t-zalt.A1" office:value-type="string">
            <text:p text:style-name="Table_20_Contents">utorok</text:p>
          </table:table-cell>
          <table:table-cell table:style-name="ant-2-4-t-zalt.B1" office:value-type="string">
            <text:p text:style-name="Table_20_Contents">Hoden je Baránok, ktorý bol zabitý, prijať česť a slávu.</text:p>
            <text:p text:style-name="P3">I, 711-712; II, 1211-1212; III, 899-900; IV, 841-842</text:p>
          </table:table-cell>
          <table:table-cell table:style-name="ant-2-4-t-zalt.B1" office:value-type="string">
            <text:p text:style-name="P1">Hoden je Baránok, ktorý bol zabitý, prijať slávu a česť.</text:p>
            <text:p text:style-name="P5">II, 1447; III, 1216-1217; IV, 1158-1159</text:p>
          </table:table-cell>
        </table:table-row>
        <table:table-row>
          <table:table-cell table:style-name="ant-2-4-t-zalt.A1" office:value-type="string">
            <text:p text:style-name="Table_20_Contents">streda</text:p>
          </table:table-cell>
          <table:table-cell table:style-name="ant-2-4-t-zalt.B1" office:value-type="string">
            <text:p text:style-name="Table_20_Contents">Pre neho bolo stvorené všetko a všetko v ňom spočíva.</text:p>
            <text:p text:style-name="P3">I, 727-728; II, 1230-1231; III, 923-924; IV, 865-866</text:p>
          </table:table-cell>
          <table:table-cell table:style-name="ant-2-4-t-zalt.B1" office:value-type="string">
            <text:p text:style-name="P1">V ňom bolo stvorené všetko a všetko v ňom spočíva.</text:p>
            <text:p text:style-name="P3">II, 1463-1464; III, 1238-1239; IV, 1180-1181</text:p>
          </table:table-cell>
        </table:table-row>
      </table:table>
      <text:p text:style-name="Text_20_body"><text:soft-page-break/>Navrhujem použiť pre 2. týždeň žaltára (a teda opraviť na príslušných miestach vo všetkých 4 zväzkoch LH) antifóny zo 4. týždňa žaltára, teda tie antifóny, ktoré lepšie a vernejšie prekladajú latinský typický text (v tabuľke sú zvýraznené tučným písmom). Všetky sú schválené, preto sa domnievam, že nič nebráni tejto oprave. Naopak, je to aj v duchu dokumentu <text:span text:style-name="T1">Liturgiam authenticam</text:span>.</text:p>
      <text:h text:style-name="Heading_20_3" text:outline-level="3">Piatok 2. resp. 4. týždňa žaltára</text:h>
      <text:p text:style-name="P4">Špeciálnu pozornosť zasluhuje antifóna k chválospevu pre piatok 2. resp. 4. týždňa žaltára vo veľkonočnom období (týka sa len zv. II).</text:p>
      <text:p text:style-name="P4">Latinská LH má:</text:p>
      <text:list xml:id="list31395597" text:style-name="L1">
        <text:list-item>
          <text:p text:style-name="P6">2. týždeň: „Fortitúdo mea et <text:span text:style-name="T2">salus</text:span> mea Dóminus, et factus est mihi in salútem, allelúia.“ (vol. II, p. 1073)</text:p>
        </text:list-item>
        <text:list-item>
          <text:p text:style-name="P6">4. týždeň: „Fortitúdo mea et <text:span text:style-name="T2">laus</text:span> mea Dóminus, et factus est mihi in salútem, allelúia.“ (vol. II, p. 1266)</text:p>
        </text:list-item>
      </text:list>
      <text:p text:style-name="Text_20_body">Preto má slovenský preklad:</text:p>
      <text:list xml:id="list32194346" text:continue-numbering="true" text:style-name="L1">
        <text:list-item>
          <text:p text:style-name="P6">2. týždeň: „Moja sila a <text:span text:style-name="T2">spása</text:span> je Pán, on sa mi stal záchrancom. Aleluja.“ (zv. II, str. 1264-1265)</text:p>
        </text:list-item>
        <text:list-item>
          <text:p text:style-name="P6">4. týždeň: „Moja sila a <text:span text:style-name="T2">chvála</text:span> je Pán, on sa mi stal záchrancom. Aleluja.“ (zv. II, str. 1495-1496)</text:p>
        </text:list-item>
      </text:list>
      <text:p text:style-name="Standard">Nakoľko ide o citáciu Iz 12, 2, pravdepodobne došlo aj v latinskom k chybe (prinajmenšom chybe v tom zmysle, že všetky ostatné antifóny pre chválospevy 2. a 4. týždňa žaltára sú pre všetky zväzky zhodné)?<text:note text:id="ftn1" text:note-class="footnote"><text:note-citation>1</text:note-citation><text:note-body><text:p text:style-name="Footnote">Stačilo, aby sadzač prehodil omylom prvé dve litery v slove „laus“ na „alus“ a nebol problém myslieť si, že vypadlo „s“ („salus“).</text:p></text:note-body></text:note> Podľa Isa 12, 2 NVg má byť „laus“. Táto antifóna je schválená; bráni niečo, aby bola použitá rovnako pre 2. týždeň žaltára?</text:p>
      <text:p text:style-name="Text_20_body"/>
      <text:p text:style-name="Text_20_body"><text:span text:style-name="T1">Spracoval:</text:span> Juraj Vidéky</text:p>
      <text:p text:style-name="Text_20_body"><text:span text:style-name="T1">Dátum poslednej zmeny:</text:span> 2011-05-23</text:p>
      <text:p text:style-name="Text_20_body"/>
      <text:p text:style-name="Text_20_body"><text:span text:style-name="T1">Poznámka:</text:span> Niektoré čísla strán zatiaľ nie sú uvedené (značené ???); momentálne nemám príslušné zväzky fyzicky k dispozícii. Pre argumentáciu to však nie je podstatné a časom tieto čísla strán doplní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Cambria" svg:font-family="Cambria" style:font-adornments="Regular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3T12:05:51.34</dc:date>
    <dc:creator>Juraj Vidéky</dc:creator>
    <meta:editing-duration>PT26H28M01S</meta:editing-duration>
    <meta:editing-cycles>929</meta:editing-cycles>
    <meta:generator>OpenOffice.org/3.2$Win32 OpenOffice.org_project/320m18$Build-9502</meta:generator>
    <meta:document-statistic meta:table-count="2" meta:image-count="0" meta:object-count="0" meta:page-count="2" meta:paragraph-count="48" meta:word-count="546" meta:character-count="3263"/>
  </office:meta>
</office:document-meta>
</file>